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672" calcext:value-type="float">
            <text:p>126.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4608" calcext:value-type="float">
            <text:p>124.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1456" calcext:value-type="float">
            <text:p>124.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256" calcext:value-type="float">
            <text:p>123.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384" calcext:value-type="float">
            <text:p>122.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" calcext:value-type="float">
            <text:p>12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3232" calcext:value-type="float">
            <text:p>121.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208" calcext:value-type="float">
            <text:p>119.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632" calcext:value-type="float">
            <text:p>119.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336" calcext:value-type="float">
            <text:p>118.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208" calcext:value-type="float">
            <text:p>115.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096" calcext:value-type="float">
            <text:p>114.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664" calcext:value-type="float">
            <text:p>114.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376" calcext:value-type="float">
            <text:p>113.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744" calcext:value-type="float">
            <text:p>112.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176" calcext:value-type="float">
            <text:p>113.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0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113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